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21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22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23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27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0" style:family="paragraph" style:parent-style-name="Text_20_body">
      <style:text-properties officeooo:paragraph-rsid="0044c0f6"/>
    </style:style>
    <style:style style:name="P31" style:family="paragraph" style:parent-style-name="Text_20_body">
      <style:paragraph-properties fo:text-align="center" style:justify-single-word="false"/>
      <style:text-properties officeooo:paragraph-rsid="0044c0f6"/>
    </style:style>
    <style:style style:name="P3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33" style:family="paragraph" style:parent-style-name="Text_20_body">
      <style:text-properties officeooo:paragraph-rsid="004bae6d"/>
    </style:style>
    <style:style style:name="P34" style:family="paragraph" style:parent-style-name="Text_20_body">
      <style:text-properties officeooo:rsid="0064e1c0" officeooo:paragraph-rsid="0064e1c0"/>
    </style:style>
    <style:style style:name="P35" style:family="paragraph" style:parent-style-name="Text_20_body">
      <style:text-properties officeooo:paragraph-rsid="0064e1c0"/>
    </style:style>
    <style:style style:name="P36" style:family="paragraph" style:parent-style-name="Text_20_body">
      <style:text-properties officeooo:rsid="0066b947" officeooo:paragraph-rsid="0066b947"/>
    </style:style>
    <style:style style:name="P37" style:family="paragraph" style:parent-style-name="Text_20_body">
      <style:text-properties officeooo:rsid="0067aecf" officeooo:paragraph-rsid="0067aecf"/>
    </style:style>
    <style:style style:name="P38" style:family="paragraph" style:parent-style-name="Text_20_body">
      <style:text-properties officeooo:paragraph-rsid="006a6661"/>
    </style:style>
    <style:style style:name="P39" style:family="paragraph" style:parent-style-name="Heading_20_3">
      <style:text-properties officeooo:rsid="00181f89" officeooo:paragraph-rsid="00181f89"/>
    </style:style>
    <style:style style:name="P40" style:family="paragraph" style:parent-style-name="Heading_20_3">
      <style:text-properties officeooo:rsid="0033b296" officeooo:paragraph-rsid="0033b296"/>
    </style:style>
    <style:style style:name="P41" style:family="paragraph" style:parent-style-name="Heading_20_3">
      <style:text-properties officeooo:rsid="0044c0f6" officeooo:paragraph-rsid="0044c0f6"/>
    </style:style>
    <style:style style:name="P42" style:family="paragraph" style:parent-style-name="Heading_20_3">
      <style:text-properties officeooo:rsid="0049dfbd" officeooo:paragraph-rsid="0049dfbd"/>
    </style:style>
    <style:style style:name="P43" style:family="paragraph" style:parent-style-name="Heading_20_3">
      <style:text-properties officeooo:rsid="0064e1c0" officeooo:paragraph-rsid="0064e1c0"/>
    </style:style>
    <style:style style:name="P44" style:family="paragraph" style:parent-style-name="Heading_20_3">
      <style:text-properties officeooo:rsid="0066b947" officeooo:paragraph-rsid="0066b947"/>
    </style:style>
    <style:style style:name="P45" style:family="paragraph" style:parent-style-name="Heading_20_3">
      <style:text-properties officeooo:rsid="006a6661" officeooo:paragraph-rsid="006a6661"/>
    </style:style>
    <style:style style:name="P46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0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21">推到：</text:p>
      <text:p text:style-name="P22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23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因为<text:span text:style-name="T10">U为正交基，可得：</text:span></text:p>
      <text:p text:style-name="P23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26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28">对U进行正交单位花：</text:p>
      <text:p text:style-name="P29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8">即：</text:p>
      <text:p text:style-name="P29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8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29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40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41" text:outline-level="3">2.10 迹运算</text:h>
      <text:p text:style-name="P30">定义<text:span text:style-name="T16">：</text:span></text:p>
      <text:p text:style-name="P31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2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h text:style-name="P42" text:outline-level="3">2.12 主成分分析(PCA)</text:h>
      <text:p text:style-name="P33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0.4772in" svg:width="6.2327in" svg:height="0.845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3043in" svg:width="7.1366in" svg:height="0.577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172in" svg:width="0.7535in" svg:height="0.2075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2146in" svg:width="2.8in" svg:height="0.2791in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172in" svg:width="0.3728in" svg:height="0.2075in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172in" svg:width="0.372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46" text:outline-level="2">第<text:span text:style-name="T20">３章　概率与信息论</text:span></text:h>
      <text:p text:style-name="Text_20_body"/>
      <text:h text:style-name="P43" text:outline-level="3">3.9.3 高斯分布</text:h>
      <text:p text:style-name="P34">一维高斯分布的概率密度函数：</text:p>
      <text:p text:style-name="P35"><draw:frame draw:style-name="fr2" draw:name="Object16" text:anchor-type="as-char" svg:y="-0.3772in" svg:width="3.7291in" svg:height="0.5925in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35">多维正态分布<text:span text:style-name="T21">：</text:span></text:p>
      <text:p text:style-name="P35"><draw:frame draw:style-name="fr2" draw:name="Object29" text:anchor-type="as-char" svg:y="-0.3783in" svg:width="4.9992in" svg:height="0.6134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35"/>
      <text:h text:style-name="P44" text:outline-level="3">3.10 常用函数的有用性质</text:h>
      <text:p text:style-name="P36">Logistic sigmoid函数：</text:p>
      <text:p text:style-name="P36"><draw:frame draw:style-name="fr2" draw:name="Object30" text:anchor-type="as-char" svg:y="-0.3043in" svg:width="1.7937in" svg:height="0.528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36"><draw:frame draw:style-name="fr2" draw:name="Object32" text:anchor-type="as-char" svg:y="-0.398in" svg:width="2.3634in" svg:height="0.7661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37">softplus 函数</text:p>
      <text:p text:style-name="P37"><draw:frame draw:style-name="fr2" draw:name="Object31" text:anchor-type="as-char" svg:y="-0.2035in" svg:width="2.0283in" svg:height="0.2681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37"/>
      <text:h text:style-name="Heading_20_2" text:outline-level="2">第<text:span text:style-name="T22">４章　数值计算</text:span></text:h>
      <text:h text:style-name="P45" text:outline-level="3">4.3 基于梯度的优化方法</text:h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1-23T00:47:17.269211716</dc:date>
    <meta:editing-duration>PT13H58M48S</meta:editing-duration>
    <meta:editing-cycles>32</meta:editing-cycles>
    <meta:document-statistic meta:table-count="0" meta:image-count="0" meta:object-count="71" meta:page-count="4" meta:paragraph-count="65" meta:word-count="837" meta:character-count="956" meta:non-whitespace-character-count="939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